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xercice 2.2.1 :</text:p>
      <text:p text:style-name="Normal">Soit "X" la valeur à convertir.</text:p>
      <text:p text:style-name="Normal">Formule °F vers °C : °C = (X − 32) * 5/9</text:p>
      <text:p text:style-name="Normal">Formule °C vers °F : °F = (X * 9/5) + 32</text:p>
      <text:p text:style-name="Normal">L'utilisateur saisit une valeur numérique comprise entre -459.67 et 5 000 000 suivi de l'unité de température :</text:p>
      <text:p text:style-name="Normal">▪ C pour Celsius</text:p>
      <text:p text:style-name="Normal">▪ F pour Fahrenheit</text:p>
      <text:p text:style-name="Normal">La valeur et l'unité de température sont séparés par un espace (exemple: 32 C pour 32 degrés Celsius). Si la valeur est</text:p>
      <text:p text:style-name="Normal">hors limite, l’utilisateur recommence la saisie.</text:p>
      <text:p text:style-name="Normal">Pour information, le zéro absolu correspond à -459.67 Degrés Fahrenheit ou -273.15 degrés Celsius. En physique, rien</text:p>
      <text:p text:style-name="Normal">ne peut être plus froid que le zéro absolu !</text:p>
      <text:p text:style-name="Normal">La température de la plus basse jamais enregistrée sur Terre est de -95 degrés Celsius.</text:p>
      <text:p text:style-name="Normal">Le programme affiche le résultat de la conversion sous forme de nombre réel double précision.</text:p>
      <text:p text:style-name="Normal">Exemple d’affichage en mode Console :</text:p>
      <text:p text:style-name="Normal">Programme de conversion Celsius &lt;-&gt; Fahrenheit.</text:p>
      <text:p text:style-name="Normal">Saisir une température avec son unité de mesure (C ou F) :</text:p>
      <text:p text:style-name="Normal">17 C</text:p>
      <text:p text:style-name="Normal">17 °C = 62.6 °F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Variables :</text:p>
      <text:p text:style-name="Normal">double: temperature, resultat</text:p>
      <text:p text:style-name="Normal">string: saisie, unite</text:p>
      <text:p text:style-name="Normal">const double : minTemperature, maxTemperature</text:p>
      <text:p text:style-name="Normal"/>
      <text:p text:style-name="Normal"/>
      <text:p text:style-name="Normal"/>
      <text:p text:style-name="Normal">Code :</text:p>
      <text:p text:style-name="Normal">minTemperature &lt;-- -459,67</text:p>
      <text:p text:style-name="Normal">maxTemperature &lt;-- 5000000</text:p>
      <text:p text:style-name="Normal"><text:s/></text:p>
      <text:p text:style-name="Normal">DO<text:s/></text:p>
      <text:p text:style-name="Normal">WRITE "Saisir une température entre -459,67 et 5000000 espacée de son unité de mesure (C ou F) "</text:p>
      <text:p text:style-name="Normal">READ saisie</text:p>
      <text:p text:style-name="Normal"/>
      <text:p text:style-name="Normal">temperature &lt;-- temperature depuis la saisie (après conversion de string vers double)</text:p>
      <text:p text:style-name="Normal">WHILE temperature &gt; maxTemperature OU temperature &lt; minTemperature</text:p>
      <text:p text:style-name="Normal"/>
      <text:p text:style-name="Normal">unite &lt;-- unite depuis la saisie</text:p>
      <text:p text:style-name="Normal"><text:s/></text:p>
      <text:p text:style-name="Normal">IF unite == "C" THEN</text:p>
      <text:p text:style-name="Normal">resultat &lt;-- (temperature*9/5) + 32</text:p>
      <text:p text:style-name="Normal">WRITE "La valeur est de " + resultat <text:s/>+ " degrés Fahrenheit"</text:p>
      <text:p text:style-name="Normal"/>
      <text:p text:style-name="Normal">ELSE</text:p>
      <text:p text:style-name="Normal">resultat <text:s/>&lt;-- (temperature - 32) * 5 / 9</text:p>
      <text:p text:style-name="Normal">WRITE "La valeur est de " + resultat <text:s/>+ " degrés Celsius"</text:p>
      <text:p text:style-name="Normal">END I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KKOUMI Sabah</meta:initial-creator>
    <dc:creator>DEKKOUMI Sabah</dc:creator>
    <meta:creation-date>2021-12-09T11:51:00Z</meta:creation-date>
    <dc:date>2021-12-09T11:51:00Z</dc:date>
    <meta:template xlink:href="Normal.dotm" xlink:type="simple"/>
    <meta:editing-cycles>1</meta:editing-cycles>
    <meta:editing-duration>PT0S</meta:editing-duration>
    <meta:document-statistic meta:page-count="1" meta:paragraph-count="3" meta:word-count="258" meta:character-count="1678" meta:row-count="11" meta:non-whitespace-character-count="1423"/>
  </office:meta>
</office:document-meta>
</file>